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P3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P4" style:family="paragraph" style:parent-style-name="Standard">
      <style:paragraph-properties fo:margin-bottom="0.1667in"/>
      <style:text-properties style:font-name="Times" fo:font-size="12.0pt" fo:background-color="#e0e0e0"/>
    </style:style>
    <style:style style:name="P5" style:family="paragraph" style:parent-style-name="Standard">
      <style:paragraph-properties fo:margin-bottom="0.1667in"/>
      <style:text-properties style:font-name="Times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5.12.31 14:15   |   <text:a xlink:type="simple" xlink:href="http://palinfo.habago.org/Entry?Command=Information_PrintForum&amp;iPage=293#FORUM34125"><text:span text:style-name="T2">#</text:span></text:a></text:p>
      <text:p text:style-name="P2">對不起，因為同樣的問題一再永無止盡地發生，實在很煩，所以把留言板關了。網站已委託專業公司更新中，打開留言板與否其實對於更新網站並無影響，主要是因為實在沒有多餘力氣和時間老是得處理同樣的折磨，實在是痛苦到爆，乾脆關門。<text:span text:style-name="T3"><text:line-break/><text:line-break/><text:line-break/></text:span>同樣的基本原則，都已經重申不知道幾千幾萬次了；能聽懂的，一句話就懂，無能聽懂或根本不在乎的，我看就算同樣的話講一億遍也不可能奏效。我對於台灣社會的公眾發言空間徹底悲觀，跡近絕望；人們似乎完全分不清聊天室和留言板的不同。比方說，一個人，當他文章中講到他的兒子，並不是要邀請網友們來討論他的親子關係或討論他的小孩。在台灣，對於<text:span text:style-name="T3"><text:s/>"</text:span>個別人事物<text:span text:style-name="T3">" </text:span>、對於<text:span text:style-name="T3"><text:s/>"</text:span>心<text:span text:style-name="T3">" </text:span>的尊重是完全不可能的；尤有甚者，竟連自家版面也很難維持這樣一種最起碼的尊嚴和尊重。會違規的，會對<text:span text:style-name="T3"><text:s/>"</text:span>人<text:span text:style-name="T3">" </text:span>指指點點的，其實是少數人，但是，建設與維持一個東西很難，要破壞它使之無法運作卻很容易。<text:span text:style-name="T3"><text:line-break/><text:line-break/></text:span>寫東西是愉快的、輕鬆的、飛翔馳騁海闊天空的，但只要一來到華人社會的公共言論空間，只要一放到留言板上，就會馬上變成一種必須高度謹慎戒備、字斟句酌、極度自我言論閹割、以策安全的痛苦經驗；為了一點最起碼的尊嚴與安全，你必須自我閹割掉差不多百分之八十的真實思考與想法或情感表達，只剩兩成心意與思想。但是，即便如此極度自我閹割言論內涵與內容，所帶來的後果或回應，卻依然非常屈辱，真是自我做賤到極點；如今可謂耐心用盡，一點不剩，厭惡至極。<text:span text:style-name="T3"><text:line-break/><text:line-break/></text:span>許多時候，自以為真情好意的黏膩抬舉，比起純粹惡意的抹黑，更要讓人感到窩囊痛苦一萬倍。原因無它，因為人們所企圖抬舉、炫耀吹捧與企圖營造者，往往是我厭惡到極點的東西；並不是每個人都自卑、窩囊到那麼想要高人一等或那麼想要讓人佩服。我必須說，我若心裏頭曾經有那樣一種人們所普遍抬舉的心理成份，我若心裏頭曾經有一絲絲那樣的虛榮，讓我不得好死。<text:span text:style-name="T3"><text:line-break/><text:line-break/></text:span>為了一件事，我必須打開留言板，請各位自重。<text:span text:style-name="T3"><text:line-break/><text:line-break/></text:span>這事是有關林孝信老師，請看：<text:span text:style-name="T3"><text:line-break/><text:line-break/>https://goo.gl/8FrPA2<text:line-break/><text:line-break/><text:line-break/></text:span>這事在後台會討論，但我想，應該也把這事公告一下才對。我是想建議，是否由巴勒網具名送個輓聯或花籃，題字：<text:span text:style-name="T3">"</text:span>念念不忘，必有回響<text:span text:style-name="T3">"</text:span>，或是<text:span text:style-name="T3"><text:s/>"</text:span>死生如一，後繼有人<text:span text:style-name="T3">" </text:span>等等。當然，題字不一定要寫這樣，一般都會寫一些比較傳統的措詞造句當然也可以。或是大家要力行節約，不送花籃與輓聯也行。這些民俗禮儀的事我不太懂，也沒特別意見。<text:span text:style-name="T3"><text:line-break/><text:line-break/></text:span>我與林孝信老師並不認識，但久仰大名。<text:span text:style-name="T3">1</text:span>月<text:span text:style-name="T3">10</text:span>號那天，我若別無其它非去不可的活動，我會去。如果巴勒網有其他人也會來，也許就可以團體之名公祭。若無其他人來，我和學姊就以個人名義前往。</text:p>
      <text:p text:style-name="P1"><text:span text:style-name="T1">陳真</text:span><text:s/>  |  2015.12.25 03:45   |   <text:a xlink:type="simple" xlink:href="http://palinfo.habago.org/Entry?Command=Information_PrintForum&amp;iPage=293#FORUM34124"><text:span text:style-name="T2">#</text:span></text:a></text:p>
      <text:p text:style-name="P3">還記得貝漢嗎？痛苦的時候，常常就會彈起手風琴，快樂的時候，也常常就會彈起手風琴；不管快樂或痛苦，生命總無法離開音樂。許多時候，我們從音符等等不帶特定意涵的抽象事物裏頭得到的理解與安慰，恐怕要遠遠超過世上一切言語的總和。<text:span text:style-name="T3"><text:line-break/><text:line-break/>Emir Kusturica</text:span>是我最喜歡的一個導演，流浪者之歌、亞歷桑那夢遊、爸爸出差時、地下社會等等等，全是我最喜歡的電影。我們兩人之間的最短物理距離，估計大約是八公尺。我常擔心有一天他會死掉，地球也許依舊運轉，但多少會變得不一樣；黯淡了些，孤寂了許多。<text:span text:style-name="T3"><text:line-break/><text:line-break/></text:span>透過文字、影像與聲音，你會發現，一個千年之前的古人，或遠在萬里之外的陌生人，對你的理解，很可能遠遠超過眼前與你熟識者。如果沒有這樣一層理解，生命很難愉悅地走下去。在劍橋萬靈巷<text:span text:style-name="T3"><text:s/>(All Souls Lane) </text:span>的墓園裏，在鳳凰古城小山坡上的那顆大石頭底下，埋藏著這樣一個希望，一種安慰。每當我飽受屈辱鄙視，每當我感受到一種難以言喻、根深柢固的無奈、誤解與痛苦，我就安慰自己說：<text:span text:style-name="T3">"</text:span>沒關係，再忍耐一下，等將來死了之後，我就有辦法了<text:span text:style-name="T3">"</text:span>，套句<text:span text:style-name="T3"><text:s/>Emir Kusturica </text:span>的話：<text:span text:style-name="T3">"</text:span>是時候了，該是我們真實理解彼此的時候了。<text:span text:style-name="T3">" (It's time to know each other truly.)<text:line-break/><text:line-break/></text:span>這是電影中貝漢常彈的一首曲子：<text:span text:style-name="T3"><text:line-break/><text:line-break/>https://www.youtube.com/watch?v=6HG2e5UY3Ac<text:line-break/><text:line-break/>https://www.youtube.com/watch?v=uy8AAcR8NU0<text:line-break/><text:line-break/></text:span>貝漢在戰火中自殺了。知情者，一個法國人，並沒有告訴我確切的原因。那一天，死訊傳來，我正舉著自製的反戰牌子，站在寒風冷冽的劍橋街頭，牌子上寫著：<text:span text:style-name="T3">"Give Peace a Chance" (</text:span>給和平一個機會<text:span text:style-name="T3">)</text:span>。戰爭與和平，生命與死亡，我想著貝漢阿嬤的一番話。她對貝漢說：<text:span text:style-name="T3">"</text:span>想自殺不用急，因為永遠都有自殺的機會。<text:span text:style-name="T3">" </text:span>然而生命卻只有一回，沒了就沒了。自殺也許有無數個原因，活著卻不需要任何理由。如果硬要說出一個活著的理由，我想那就是<text:span text:style-name="T3"><text:s/>"</text:span>生命如此美好<text:span text:style-name="T3">"</text:span>，不管有天大的災難、痛苦與誤解，生命基本上就是好的，善的，美麗的。不信的話，請看：<text:span text:style-name="T3"><text:line-break/><text:line-break/>https://www.youtube.com/watch?v=pP3-pzpiAyQ&amp;list=RD6HG2e5UY3Ac&amp;index=32<text:line-break/><text:line-break/></text:span>這歌叫做<text:span text:style-name="T3"><text:s/>"Dolomiti </text:span>山上有一朵花<text:span text:style-name="T3">" (</text:span>希望我沒翻譯錯誤<text:span text:style-name="T3">)</text:span>，美妙的音樂和影像，伴我度過無數晨昏。至於整個歌詞我不敢翻譯，怕違反道德重整委員會的規定，裏頭好像有講到什麼我要跟妳<text:span text:style-name="T3">xx</text:span>到天亮的。<text:span text:style-name="T3"><text:line-break/><text:line-break/></text:span>一悲一喜，這兩首曲子都出自同樣的作曲家<text:span text:style-name="T3"><text:s/>Goran Bregovic (</text:span>就是那個指揮的老兄<text:span text:style-name="T3">)</text:span>。我跟他之間的物理距離恐怕又更短了，大約只有五公尺。大概很少有人能像我們一樣，參加過他很多次的演出。每次他的無厘頭樂隊突然從人群中吹著喇叭出現<text:span text:style-name="T3">(</text:span>看過<text:span text:style-name="T3"><text:s/>"</text:span>地下社會<text:span text:style-name="T3">" </text:span>的人就知道我在說的無厘頭樂團<text:span text:style-name="T3">)</text:span>，群眾無不歡欣沸騰，彷彿個個有著一個幸福燦爛的生命。<text:span text:style-name="T3"><text:line-break/><text:line-break/></text:span>死後的永恆世界也許同樣美好，但大家遲早都會在天堂或地獄重逢，何必急？哪怕能在世上多留一點時間，多看一座山、一片海，多聽一首歌，多吃一口飯，應該都是好的。即便悲觀如伍迪艾倫者也說，<text:span text:style-name="T3">"</text:span>生命充滿痛苦與不幸，但這一切很快就會成為過去。<text:span text:style-name="T3">" </text:span>總之就是不用急，畢竟生命短暫。當生命還在進行之中，理當就該進行到底。我因之老想著能夠長生不死的方法，雖然我知道，有一天，當死亡來臨，那才是<text:span text:style-name="T3"><text:s/>"</text:span>我們真實認識彼此的時候到了<text:span text:style-name="T3">"</text:span>。</text:p>
      <text:p text:style-name="P1"><text:span text:style-name="T1">陳真</text:span><text:s/>  |  2015.12.11 03:42   |   <text:a xlink:type="simple" xlink:href="http://palinfo.habago.org/Entry?Command=Information_PrintForum&amp;iPage=293#FORUM34123"><text:span text:style-name="T2">#</text:span></text:a></text:p>
      <text:p text:style-name="P4"><text:span text:style-name="T1">我最喜歡的一部電影，就像我的自傳似的。將來死後，我要帶它陪伴我下地獄。我的朋友</text:span><text:s/>Inyoung Park <text:span text:style-name="T1">所做的曲：</text:span><text:line-break/><text:line-break/>https://www.youtube.com/watch?v=FxrKNak-a80<text:line-break/><text:line-break/>https://www.youtube.com/watch?v=80kE0YwkPjY<text:line-break/><text:line-break/><text:span text:style-name="T1">詞？</text:span><text:line-break/>Agnus Dei, qui tollis peccata mundi,<text:line-break/>miserere nobis. <text:line-break/><text:line-break/>Agnus Dei, qui tollis peccata mundi,<text:line-break/>dona nobis pacem.﻿<text:line-break/><text:line-break/><text:span text:style-name="T1">翻譯：</text:span><text:line-break/>Lamb of God, who takes away the sins of the world,<text:line-break/>have mercy upon us.<text:line-break/><text:line-break/>Lamb of God, who takes away the sins of the world,<text:line-break/>grant us peace.</text:p>
      <text:p text:style-name="P1"><text:span text:style-name="T1">陳真</text:span><text:s/>  |  2015.12.11 03:23   |   <text:a xlink:type="simple" xlink:href="http://palinfo.habago.org/Entry?Command=Information_PrintForum&amp;iPage=293#FORUM34122"><text:span text:style-name="T2">#</text:span></text:a></text:p>
      <text:p text:style-name="P5"><text:span text:style-name="T1">整修期間就聽歌吧。</text:span><text:line-break/><text:line-break/><text:span text:style-name="T1">靜站仍然繼續，就在這個周六。</text:span><text:line-break/><text:line-break/>Come walk with me and let go of the way you are going<text:line-break/><text:line-break/>Come talk to me and I'll tell you what's really worth knowing<text:line-break/><text:line-break/>Life's much too good, my friend. Don't let it end.<text:line-break/><text:line-break/>Come dance with me and I'll give you a gift worth giving<text:line-break/><text:line-break/>Take a chance with me and I'll show you a life that's worth living<text:line-break/><text:line-break/>Life's much too good, my friend. Don't let it end.<text:line-break/><text:line-break/>Come waltz with me and let go of the way you are going<text:line-break/><text:line-break/>Come talk to me and I'll tell you what's really worth knowing<text:line-break/><text:line-break/>Life's much too good, my friend. Don't let it end.<text:line-break/><text:line-break/>Come dance with me and I'll give you a gift worth giving<text:line-break/><text:line-break/>Take a chance with me and I'll show you a life that's worth living<text:line-break/><text:line-break/>Life's much too good, my friend. Don't let it end.<text:line-break/><text:line-break/><text:span text:style-name="T1">陳真</text:span><text:line-break/><text:line-break/>=======<text:line-break/>https://www.youtube.com/watch?v=XjaKWETzuTI<text:line-break/><text:line-break/>https://www.youtube.com/watch?v=jOSnOuIVsBE<text:line-break/><text:line-break/>https://www.youtube.com/watch?v=IoS1_CRS5fA<text:line-break/><text:line-break/>https://www.youtube.com/watch?v=TaOrHccLiwM<text:line-break/><text:line-break/>https://www.youtube.com/watch?v=mmCnQDUSO4I<text:line-break/><text:line-break/>https://www.youtube.com/watch?v=59y6VbKUPvM<text:line-break/><text:line-break/>https://www.youtube.com/watch?v=AOwiRI0bHJE<text:line-break/><text:line-break/>https://www.youtube.com/watch?v=bkJHBSAqVIo<text:line-break/><text:line-break/>https://www.youtube.com/watch?v=KjaeHkVHVA0<text:line-break/><text:line-break/>https://www.youtube.com/watch?v=JN4vRuWNZo8<text:line-break/><text:line-break/>https://www.youtube.com/watch?v=E3pv2mAbQ7M<text:line-break/><text:line-break/>https://www.youtube.com/watch?v=xezyOCeggnw<text:line-break/><text:line-break/>https://www.youtube.com/watch?v=StYKHJ76Abs<text:line-break/><text:line-break/>https://www.youtube.com/watch?v=SL2Ij8Z6um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